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91c4" officeooo:paragraph-rsid="001c91c4"/>
    </style:style>
    <style:style style:name="P2" style:family="paragraph" style:parent-style-name="Standard">
      <style:text-properties officeooo:rsid="001c91c4" officeooo:paragraph-rsid="001c91c4"/>
    </style:style>
    <style:style style:name="P3" style:family="paragraph" style:parent-style-name="Standard">
      <style:text-properties officeooo:rsid="001e8684" officeooo:paragraph-rsid="001e8684"/>
    </style:style>
    <style:style style:name="P4" style:family="paragraph" style:parent-style-name="Standard">
      <style:text-properties officeooo:rsid="001e8684" officeooo:paragraph-rsid="002077d3"/>
    </style:style>
    <style:style style:name="P5" style:family="paragraph" style:parent-style-name="Standard">
      <style:text-properties officeooo:rsid="002077d3" officeooo:paragraph-rsid="002077d3"/>
    </style:style>
    <style:style style:name="P6" style:family="paragraph" style:parent-style-name="Standard">
      <style:text-properties officeooo:rsid="0022eb8b" officeooo:paragraph-rsid="002077d3"/>
    </style:style>
    <style:style style:name="P7" style:family="paragraph" style:parent-style-name="Standard">
      <style:text-properties officeooo:rsid="0022eb8b" officeooo:paragraph-rsid="0022eb8b"/>
    </style:style>
    <style:style style:name="P8" style:family="paragraph" style:parent-style-name="Standard">
      <style:text-properties officeooo:rsid="0025b41e" officeooo:paragraph-rsid="0027b2e6"/>
    </style:style>
    <style:style style:name="P9" style:family="paragraph" style:parent-style-name="Standard">
      <style:text-properties officeooo:rsid="00291a9d" officeooo:paragraph-rsid="00291a9d"/>
    </style:style>
    <style:style style:name="P10" style:family="paragraph" style:parent-style-name="Standard">
      <style:text-properties officeooo:rsid="002e175f" officeooo:paragraph-rsid="002e175f"/>
    </style:style>
    <style:style style:name="P11" style:family="paragraph" style:parent-style-name="Standard">
      <style:text-properties officeooo:rsid="003012cb" officeooo:paragraph-rsid="003012cb"/>
    </style:style>
    <style:style style:name="P12" style:family="paragraph" style:parent-style-name="Standard">
      <style:text-properties officeooo:rsid="0031b78a" officeooo:paragraph-rsid="0031b78a"/>
    </style:style>
    <style:style style:name="T1" style:family="text">
      <style:text-properties officeooo:rsid="002077d3"/>
    </style:style>
    <style:style style:name="T2" style:family="text">
      <style:text-properties officeooo:rsid="0020a976"/>
    </style:style>
    <style:style style:name="T3" style:family="text">
      <style:text-properties officeooo:rsid="0023a6d0"/>
    </style:style>
    <style:style style:name="T4" style:family="text">
      <style:text-properties officeooo:rsid="0027344f"/>
    </style:style>
    <style:style style:name="T5" style:family="text">
      <style:text-properties officeooo:rsid="002e175f"/>
    </style:style>
    <style:style style:name="T6" style:family="text">
      <style:text-properties officeooo:rsid="0031b7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Müllverbrennungsanlage</text:p>
      <text:p text:style-name="P1"/>
      <text:p text:style-name="P11">Grobe Beschreibung <text:span text:style-name="T6">des Zwecks der Software</text:span>:</text:p>
      <text:p text:style-name="P1">In einer Müllverbrennungsanlage werden verschiedene Sorten von Müll verbrannt (Restmüll, Papier, Plastik). Der Müll wird von Transportern angeliefert. Der Transportfahrer muss am Terminal anmelden und die Müllsorten/menge, die er liefet, angeben. Die Software berechnet die Kosten für die Abgabe des Mülls und speichert diese in einer internen Bilanz.</text:p>
      <text:p text:style-name="P1">Der Müll landet im Lager der Anlage. Anschließend kann der Verbrennungsoperater den Müll in die Verbrennungskammer transpostieren. Wenn der Müll verbrannnt ist, aktualisiert der Operater den Status der Verbrennung. Die Software berechnet anhand der Menge und Art des Mülls den bei der Verbrennung angefallenen CO2-Ausstoß und die damit verbundenen Steuer, und speichert diese ebenfalls in der Bilanz.</text:p>
      <text:p text:style-name="P1"/>
      <text:p text:style-name="P12">Anforderungen der Sofwtare:</text:p>
      <text:p text:style-name="P1"/>
      <text:p text:style-name="P3">Der Anlieferer:</text:p>
      <text:p text:style-name="P5">Hohe Priorität:</text:p>
      <text:p text:style-name="P3">Loggt sich im Anliefer-Interface ein, der Login funktioniert nur für dieses Interface, das Interface ist nur von Anlieferern benutzbar. Nach dem Login kann der Anlieferer einen neuen Anlieferantrag ausfüllen.</text:p>
      <text:p text:style-name="P4">Im Anlieferantrag wird die Menge/Art des Mülls angegeben, die angeliefert wird. <text:span text:style-name="T1">Bei Bestätigung rechnet die Software anhand der Menge/Art die Kosten (Rechnung) für den Anlieferer aus und registriert den neuen Müll im Lager.</text:span></text:p>
      <text:p text:style-name="P4"><text:span text:style-name="T1">Niedrige Prioritäts / Ideen:</text:span></text:p>
      <text:p text:style-name="P5">Der Anlieferer kann den Antrag als <text:span text:style-name="T2">Template speichern und Templates laden/editieren (Templates pro Account).</text:span></text:p>
      <text:p text:style-name="P6"/>
      <text:p text:style-name="P7">Operator:</text:p>
      <text:p text:style-name="P7">Hohe <text:span text:style-name="T3">Priorität:</text:span></text:p>
      <text:p text:style-name="P8">Das Interface für den Operator ist ebenfalls exklusiv für Operators. Der Operator sieht, welcher Müll gerade im Lager registriert ist. <text:span text:style-name="T4">Er sieht außerdem eine Übersicht über die ausgeführten Lieferanträge und die daraus resultierenden Einnahmen.</text:span></text:p>
      <text:p text:style-name="P8"><text:span text:style-name="T4">Der Operator kann außerdem eine Verbrennung initialisieren. Er wählt dafür Müll aus dem Lager aus, der verbrannt werden soll. Wenn die Verbrennung gestartet wird, updated die Software das Lager, setzt den Status der Verbrennungskammer auf „belegt“ um weitere Verbrennungen zu verhindern, und berechnet den CO2-Ausstoß anhand von Menge und Art des Mülls.</text:span></text:p>
      <text:p text:style-name="P9">Niedrige Priorität / <text:span text:style-name="T5">Idee</text:span>:</text:p>
      <text:p text:style-name="P9">Der Operator kann einer Verbrennung eine von mehreren Verbrennungskammern zuweisen. Jede Verbrennungskammer hat einen Effizienzparameter, der den CO2-Ausstoß bei der Verbrennung beeinflusst.</text:p>
      <text:p text:style-name="P10">Außerdem berechnet die Software die Kosten, die durch Steuern aufgrund des CO2-Ausstoßes entst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4:59:20.562000000</meta:creation-date>
    <dc:date>2015-11-05T17:04:55.235000000</dc:date>
    <meta:editing-duration>PT55M30S</meta:editing-duration>
    <meta:editing-cycles>17</meta:editing-cycles>
    <meta:generator>LibreOffice/4.4.2.2$Windows_x86 LibreOffice_project/c4c7d32d0d49397cad38d62472b0bc8acff48dd6</meta:generator>
    <meta:document-statistic meta:table-count="0" meta:image-count="0" meta:object-count="0" meta:page-count="1" meta:paragraph-count="18" meta:word-count="328" meta:character-count="2385" meta:non-whitespace-character-count="2075"/>
  </office:meta>
</office:document-meta>
</file>